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70%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text-properties fo:color="#091e42" loext:opacity="100%" style:font-name="Times New Roman" style:font-name-complex="Times New Roman"/>
    </style:style>
    <style:style style:name="P5" style:family="paragraph" style:parent-style-name="Text_20_body">
      <style:paragraph-properties fo:margin-top="0cm" fo:margin-bottom="0cm" style:contextual-spacing="false" fo:line-height="170%"/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P6" style:family="paragraph" style:parent-style-name="Text_20_body">
      <style:paragraph-properties fo:margin-top="0cm" fo:margin-bottom="0cm" style:contextual-spacing="false" fo:line-height="170%"/>
      <style:text-properties fo:color="#000000" loext:opacity="100%" style:font-name="Times New Roman" fo:font-size="9.5pt" fo:font-style="normal" style:text-underline-style="none" fo:font-weight="normal" fo:background-color="#ffffff" style:font-size-asian="9.5pt" style:font-style-asian="normal" style:font-weight-asian="normal" style:font-name-complex="Times New Roman" style:font-style-complex="normal" style:font-weight-complex="normal"/>
    </style:style>
    <style:style style:name="P7" style:family="paragraph" style:parent-style-name="Standard" style:master-page-name="MP0">
      <style:paragraph-properties style:page-number="auto"/>
      <style:text-properties style:font-name="Times New Roman" officeooo:paragraph-rsid="001aeec6" style:font-name-complex="Times New Roman"/>
    </style:style>
    <style:style style:name="P8" style:family="paragraph" style:parent-style-name="Heading_20_1">
      <style:paragraph-properties fo:margin-top="0cm" fo:margin-bottom="0cm" style:contextual-spacing="false" fo:line-height="125%"/>
      <style:text-properties fo:color="#000000" loext:opacity="100%" style:font-name="Times New Roman" fo:font-size="16.5pt" fo:font-style="normal" style:text-underline-style="none" fo:font-weight="normal" fo:background-color="#ffffff" style:font-size-asian="16.5pt" style:font-style-asian="normal" style:font-weight-asian="normal" style:font-name-complex="Times New Roman" style:font-style-complex="normal" style:font-weight-complex="normal"/>
    </style:style>
    <style:style style:name="P9" style:family="paragraph" style:parent-style-name="Heading_20_1">
      <style:paragraph-properties fo:margin-top="0cm" fo:margin-bottom="0cm" style:contextual-spacing="false" fo:line-height="125%"/>
      <style:text-properties fo:color="#091e42" loext:opacity="100%" style:font-name="Times New Roman" fo:font-size="16.5pt" fo:font-style="normal" style:text-underline-style="none" fo:font-weight="normal" style:font-size-asian="16.5pt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00000" loext:opacity="100%" style:font-name="Times New Roman" fo:font-size="9.5pt" fo:font-style="normal" style:text-underline-style="none" fo:font-weight="normal" fo:background-color="#ffffff" style:font-size-asian="9.5pt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339cm" fo:text-indent="0cm" style:auto-text-indent="false">
        <style:tab-stops/>
      </style:paragraph-properties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officeooo:paragraph-rsid="001aeec6" fo:background-color="#ffff00" style:font-size-asian="9.5pt" style:font-name-complex="Times New Roman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170%" fo:text-indent="0cm" style:auto-text-indent="false">
        <style:tab-stops/>
      </style:paragraph-properties>
      <style:text-properties fo:color="#091e42" loext:opacity="100%" style:font-name="Times New Roman" fo:font-size="9.5pt" fo:font-style="normal" style:text-underline-style="none" fo:font-weight="normal" style:font-size-asian="9.5pt" style:font-style-asian="normal" style:font-weight-asian="normal" style:font-name-complex="Times New Roman" style:font-style-complex="normal" style:font-weight-complex="normal"/>
    </style:style>
    <style:style style:name="T1" style:family="text">
      <style:text-properties officeooo:rsid="001aeec6"/>
    </style:style>
    <style:style style:name="T2" style:family="text">
      <style:text-properties fo:language="en" fo:country="GB" officeooo:rsid="001aeec6"/>
    </style:style>
    <style:style style:name="T3" style:family="text">
      <style:text-properties fo:language="en" fo:country="GB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Roboto" fo:font-size="9.6000003814697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Roboto" fo:font-size="9.60000038146973pt" fo:letter-spacing="normal" fo:language="en" fo:country="GB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Times New Roman" fo:font-size="9.5pt" fo:language="en" fo:country="GB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loext:opacity="100%" style:font-name="Times New Roman" fo:font-size="9.5pt" fo:language="en" fo:country="GB" fo:font-style="normal" style:text-underline-style="none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3" style:family="text">
      <style:text-properties fo:color="#000000" loext:opacity="100%" style:font-name="Times New Roman" fo:font-size="9.5pt" fo:font-style="normal" style:text-underline-style="none" fo:font-weight="normal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color="#000000" loext:opacity="100%" style:font-name="Times New Roman" fo:font-size="9.5pt" fo:font-style="normal" style:text-underline-style="none" fo:font-weight="normal" officeooo:rsid="001aeec6" fo:background-color="#ffffff" loext:char-shading-value="0" style:font-size-asian="9.5pt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color="#000000" loext:opacity="100%" style:font-name="Times New Roman" fo:font-style="normal" style:text-underline-style="none" fo:font-weight="normal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fo:color="#000000" loext:opacity="100%" fo:font-size="16.5pt" fo:language="en" fo:country="GB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font-size="16.5pt" fo:language="ru" fo:country="RU" fo:font-style="normal" style:text-underline-style="none" fo:font-weight="normal" officeooo:rsid="001aeec6" fo:background-color="#ffffff" loext:char-shading-value="0" style:font-size-asian="16.5pt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language="ru" fo:country="RU" fo:font-style="normal" style:text-underline-style="none" fo:font-weight="normal" officeooo:rsid="001aeec6" fo:background-color="#ffffff" loext:char-shading-value="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-content" style:horizontal-pos="left" style:horizontal-rel="char" fo:background-color="transparent" draw:fill="none" draw:fill-color="#ffffff" fo:padding="0cm" fo:border="none" style:writing-mode="lr-tb" draw:textarea-vertical-align="top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[Ссылка](</text:span><text:a xlink:type="simple" xlink:href="https://www.bigdaddy.ru/" text:style-name="Internet_20_link" text:visited-style-name="Visited_20_Internet_20_Link">https://www.bigdaddy.ru</text:a><text:span text:style-name="T16"> <text:s/></text:span><text:span text:style-name="T17">«Сайт пиццерии»</text:span><text:span text:style-name="T9">)</text:span><text:span text:style-name="T16"> </text:span></text:p>
      <text:h text:style-name="P8" text:outline-level="1"><text:span text:style-name="T2"># *</text:span>Оформление заказа<text:span text:style-name="T2">*</text:span></text:h>
      <text:p text:style-name="P1"><draw:frame draw:style-name="fr1" draw:name="Врезка1" text:anchor-type="paragraph" svg:width="19.622cm" style:rel-width="scale" svg:height="0.041cm" style:rel-height="scale" draw:z-index="0"><draw:text-box><text:p text:style-name="Text_20_body"/></draw:text-box></draw:frame><text:span text:style-name="Основной_20_шрифт_20_абзаца"><text:span text:style-name="T14">*</text:span></text:span><text:span text:style-name="Основной_20_шрифт_20_абзаца"><text:span text:style-name="T13">Цель: оформить заказ.</text:span></text:span><text:span text:style-name="Основной_20_шрифт_20_абзаца"><text:span text:style-name="T14">*</text:span></text:span></text:p>
      <text:p text:style-name="P6"><text:bookmark text:name="70a7bf7c-165f-4f1b-a51d-cdc2ab51e8c9"/><text:span text:style-name="T1">*</text:span>Основной сценарий:<text:span text:style-name="T1">*</text:span></text:p>
      <text:list text:style-name="L1">
        <text:list-item>
          <text:p text:style-name="P10">Пользователь открывает личный кабинет (приложение).</text:p>
        </text:list-item>
        <text:list-item>
          <text:p text:style-name="P11"><text:span text:style-name="Основной_20_шрифт_20_абзаца"><text:span text:style-name="T12">__</text:span></text:span><text:span text:style-name="Основной_20_шрифт_20_абзаца"><text:span text:style-name="T13">Система перекидывает пользователя на страницу авторизации и </text:span></text:span><text:bookmark text:name="b92fbbb1-89af-471f-9827-9227f6c88ffd"/><text:span text:style-name="Основной_20_шрифт_20_абзаца"><text:span text:style-name="T13">отображает форму ввода логина и пароля, возможность входа по СМС, возможность сброса пароля по СМС, а также шильдик компании и горячие акции.</text:span></text:span><text:span text:style-name="Основной_20_шрифт_20_абзаца"><text:span text:style-name="T14">_</text:span></text:span><text:span text:style-name="Основной_20_шрифт_20_абзаца"><text:span text:style-name="T12">_</text:span></text:span></text:p>
        </text:list-item>
        <text:list-item>
          <text:p text:style-name="P10"><text:span text:style-name="T2">**</text:span>Пользователь заходит в личный кабинет.<text:span text:style-name="T2">**</text:span></text:p>
        </text:list-item>
        <text:list-item>
          <text:p text:style-name="P11"><text:span text:style-name="Основной_20_шрифт_20_абзаца"><text:span text:style-name="T12">*</text:span></text:span><text:span text:style-name="Основной_20_шрифт_20_абзаца"><text:span text:style-name="T13">Система отображает главное меню </text:span></text:span><text:span text:style-name="Основной_20_шрифт_20_абзаца"><text:span text:style-name="T12">_</text:span></text:span><text:span text:style-name="Основной_20_шрифт_20_абзаца"><text:span text:style-name="T13">личного </text:span></text:span><text:span text:style-name="Основной_20_шрифт_20_абзаца"><text:span text:style-name="T11">кабинета</text:span></text:span><text:span text:style-name="Основной_20_шрифт_20_абзаца"><text:span text:style-name="T12">_ </text:span></text:span><text:span text:style-name="Основной_20_шрифт_20_абзаца"><text:span text:style-name="T11">в</text:span></text:span><text:span text:style-name="Основной_20_шрифт_20_абзаца"><text:span text:style-name="T13"> левом углу</text:span></text:span><text:span text:style-name="Основной_20_шрифт_20_абзаца"><text:span text:style-name="T12">*</text:span></text:span></text:p>
        </text:list-item>
        <text:list-item>
          <text:p text:style-name="P11"><text:span text:style-name="Основной_20_шрифт_20_абзаца"><text:span text:style-name="T14">~</text:span></text:span><text:span text:style-name="Основной_20_шрифт_20_абзаца"><text:span text:style-name="T12">~</text:span></text:span><text:span text:style-name="Основной_20_шрифт_20_абзаца"><text:span text:style-name="T13">Пользователь выбирает необходимую позиции и заходит в нее для уточнения.</text:span></text:span><text:span text:style-name="Основной_20_шрифт_20_абзаца"><text:span text:style-name="T12">~~</text:span></text:span></text:p>
        </text:list-item>
        <text:list-item>
          <text:p text:style-name="P11"><text:span text:style-name="Основной_20_шрифт_20_абзаца"><text:span text:style-name="T4">&lt;span style="color:red"&gt;</text:span></text:span><text:span text:style-name="Основной_20_шрифт_20_абзаца"><text:span text:style-name="T13"> Система открывает детали позиции с фото, детальным описанием состава, возможностью добавить ингредиенты и уточнить количество позиций и положить заказ в корзину.</text:span></text:span><text:span text:style-name="Основной_20_шрифт_20_абзаца"><text:span text:style-name="T15"> </text:span></text:span><text:span text:style-name="Основной_20_шрифт_20_абзаца"><text:span text:style-name="T5">&lt;/span&gt;</text:span></text:span><text:span text:style-name="Основной_20_шрифт_20_абзаца"><text:span text:style-name="T15"> </text:span></text:span></text:p>
        </text:list-item>
        <text:list-item>
          <text:p text:style-name="P12"><text:span text:style-name="Основной_20_шрифт_20_абзаца"><text:span text:style-name="T6">&lt;span style="color:</text:span></text:span><text:span text:style-name="Основной_20_шрифт_20_абзаца"><text:span text:style-name="T7">g</text:span></text:span><text:span text:style-name="Основной_20_шрифт_20_абзаца"><text:span text:style-name="T10">reen</text:span></text:span><text:span text:style-name="Основной_20_шрифт_20_абзаца"><text:span text:style-name="T6">"&gt;</text:span></text:span><text:span text:style-name="T18">Пользователь уточняет позицию и кладет ее в корзину.</text:span><text:span text:style-name="Основной_20_шрифт_20_абзаца"><text:span text:style-name="T6">&lt;/span&gt;</text:span></text:span></text:p>
        </text:list-item>
        <text:list-item>
          <text:p text:style-name="P10">Система перекидывает выбранные заказы в корзину</text:p>
        </text:list-item>
        <text:list-item>
          <text:p text:style-name="P10">Пользователь переходит в корзину.</text:p>
        </text:list-item>
        <text:list-item>
          <text:p text:style-name="P10">Система отображает все добавленные заказы в корзине, предлагает уточнить количество позиций.</text:p>
        </text:list-item>
        <text:list-item>
          <text:p text:style-name="P10">Пользователь уточняет количество позиций и переходит к оформлению заказа.</text:p>
        </text:list-item>
        <text:list-item>
          <text:p text:style-name="P10">Система переходит к интерфейсу оформления заказа с предустановленными полями выбора адреса доставки, выбора способа оплаты, а также возможностью ввести промокод.</text:p>
        </text:list-item>
        <text:list-item>
          <text:p text:style-name="P10">Пользователь заполняет необходимые поля и завершает оформление заказа.</text:p>
        </text:list-item>
        <text:list-item>
          <text:p text:style-name="P10">В случае выбора онлайн оплаты система предлагает окно с формой онлайн оплаты.</text:p>
        </text:list-item>
        <text:list-item>
          <text:p text:style-name="P10">Пользователь проводит онлайн оплату.</text:p>
        </text:list-item>
        <text:list-item>
          <text:p text:style-name="P10">Система перекидывает заказ на менеджера по доставке для подтверждения или уточнения при необходимости.</text:p>
        </text:list-item>
        <text:list-item>
          <text:p text:style-name="P10">Менеджер по доставке подтверждает заказ или уточняет с заказчиком при необходимости и передает заказ на кухню.</text:p>
        </text:list-item>
      </text:list>
      <text:p text:style-name="P6"><text:span text:style-name="T1">*</text:span>А<text:span text:style-name="T1">л</text:span>ьтернативный сценарий<text:span text:style-name="T1">*</text:span></text:p>
      <text:p text:style-name="P6">Для пп. 1-3 основного может быть использован вариант автоматического сохранения пароля, тогда вход в ЛК происходит автоматически, без запроса логина и пароля.</text:p>
      <text:p text:style-name="P6">Исключения</text:p>
      <text:p text:style-name="P6">При трех кратном ошибочном вводе пароля выдавать задержку для повторного ввода 15 мин.</text:p>
      <text:section text:style-name="Sect1" text:name="Sect1">
        <text:p text:style-name="P3"/>
        <text:p text:style-name="P2"><text:span text:style-name="T8">[Ссылка](</text:span><text:a xlink:type="simple" xlink:href="https://www.bigdaddy.ru/" text:style-name="Internet_20_link" text:visited-style-name="Visited_20_Internet_20_Link"><text:span text:style-name="T19">https://www.</text:span><text:span text:style-name="T3">bigdaddy.ru</text:span></text:a><text:span text:style-name="T3"> <text:s/></text:span><text:span text:style-name="T21">«Сайт пиццерии»</text:span><text:span text:style-name="T8">)</text:span><text:span text:style-name="T20"> </text:span></text:p>
        <text:p text:style-name="P3"/>
        <text:h text:style-name="P9" text:outline-level="1"><text:bookmark text:name="title-text_Копия_1"/><text:span text:style-name="T2">## </text:span>Приготовление заказа</text:h>
        <text:p text:style-name="P5"><text:span text:style-name="T1">*</text:span>Основной сценарий<text:span text:style-name="T1">*</text:span></text:p>
        <text:list text:style-name="L2">
          <text:list-item>
            <text:p text:style-name="P13">Кухня получает заказ и принимает его в работу.</text:p>
          </text:list-item>
          <text:list-item>
            <text:p text:style-name="P13">Система отмечает в заказе статус о начале приготовления (клиент видит его в приложении).</text:p>
          </text:list-item>
          <text:list-item>
            <text:p text:style-name="P13">По готовности заказа кухня меняет статус заказа и передает его курьеру.</text:p>
          </text:list-item>
          <text:list-item>
            <text:p text:style-name="P13">Система меняет статус заказа (для отображения клиента) и отправляет СМС о готовности клиенту</text:p>
          </text:list-item>
          <text:list-item>
            <text:p text:style-name="P13">Система передает заказ Курьеру.</text:p>
          </text:list-item>
        </text:list>
        <text:p text:style-name="P5"><text:soft-page-break/><text:span text:style-name="T1">_</text:span>Альтернативный сценарий<text:span text:style-name="T1">_</text:span></text:p>
        <text:list text:style-name="L3">
          <text:list-item>
            <text:p text:style-name="P14"><text:bookmark text:name="a6639161-22d6-4a1d-838b-cc4ef22d2480"/>При отсутствии ингредиентов кухня возвращает заказ менеджеру для уточнения.</text:p>
          </text:list-item>
        </text:list>
        <text:p text:style-name="P5">Исключения</text:p>
        <text:p text:style-name="P5">При недоступности курьеров статус не меняется на “готово”</text:p>
      </text:section>
      <text:section text:style-name="Sect1" text:name="Sect2">
        <text:p text:style-name="P4"/>
      </text:section>
      <text:section text:style-name="Sect1" text:name="Sect3"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creation-date>2023-07-31T21:29:00Z</meta:creation-date>
    <dc:date>2023-08-08T22:33:35.951000000</dc:date>
    <meta:editing-cycles>5</meta:editing-cycles>
    <meta:editing-duration>PT15M22S</meta:editing-duration>
    <meta:document-statistic meta:table-count="0" meta:image-count="0" meta:object-count="0" meta:page-count="2" meta:paragraph-count="37" meta:word-count="343" meta:character-count="2556" meta:non-whitespace-character-count="2268"/>
    <meta:template xlink:type="simple" xlink:actuate="onRequest" xlink:title="" xlink:href="../../../../Users/Андрей/Downloads/Сценарии.odt/Normal"/>
  </office:meta>
</office:document-meta>
</file>